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Cascadia Code" svg:font-family="'Cascadia Code', Consolas, 'Courier New', monospac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" fo:font-size="40pt" officeooo:rsid="001e1750" officeooo:paragraph-rsid="001e1750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Bahnschrift Light" fo:font-size="13pt" officeooo:rsid="001e1750" officeooo:paragraph-rsid="001f30d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Bahnschrift Light" fo:font-size="13pt" officeooo:rsid="001e1750" officeooo:paragraph-rsid="001e175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Bahnschrift Light" fo:font-size="13pt" officeooo:rsid="001f30dc" officeooo:paragraph-rsid="001f30d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ahnschrift Light" fo:font-size="13pt" officeooo:rsid="001f30dc" officeooo:paragraph-rsid="001f30dc" fo:background-color="transparent" style:font-size-asian="13pt" style:font-size-complex="13pt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paragraph-rsid="001f30dc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10.5pt" fo:font-weight="normal" officeooo:rsid="001f30dc" officeooo:paragraph-rsid="001f30dc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solid" style:text-underline-width="auto" style:text-underline-color="font-color" fo:font-weight="normal" officeooo:paragraph-rsid="001f30dc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none" fo:font-weight="normal" officeooo:rsid="001f30dc" officeooo:paragraph-rsid="001f30dc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rsid="00212083" officeooo:paragraph-rsid="00212083" fo:background-color="transparent"/>
    </style:style>
    <style:style style:name="P14" style:family="paragraph" style:parent-style-name="Standard">
      <style:paragraph-properties style:line-height-at-least="0.503cm"/>
      <style:text-properties fo:color="#000000" loext:opacity="100%" style:font-name="Cascadia Code" fo:font-size="10.5pt" fo:font-weight="normal" officeooo:rsid="0022bd7a" officeooo:paragraph-rsid="0022bd7a" fo:background-color="transparent"/>
    </style:style>
    <style:style style:name="P15" style:family="paragraph" style:parent-style-name="Standard">
      <style:paragraph-properties style:line-height-at-least="0.503cm"/>
      <style:text-properties style:text-underline-style="none" officeooo:paragraph-rsid="00212083"/>
    </style:style>
    <style:style style:name="P16" style:family="paragraph" style:parent-style-name="Standard">
      <style:paragraph-properties style:line-height-at-least="0.503cm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1f30dc" officeooo:paragraph-rsid="00212083" fo:background-color="transparent" style:font-size-asian="13pt" style:font-size-complex="13pt"/>
    </style:style>
    <style:style style:name="P17" style:family="paragraph" style:parent-style-name="Standard">
      <style:paragraph-properties style:line-height-at-least="0.503cm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12083" officeooo:paragraph-rsid="00212083" fo:background-color="transparent" style:font-size-asian="13pt" style:font-size-complex="13pt"/>
    </style:style>
    <style:style style:name="P18" style:family="paragraph" style:parent-style-name="Standard">
      <style:paragraph-properties style:line-height-at-least="0.503cm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paragraph-rsid="00212083"/>
    </style:style>
    <style:style style:name="P19" style:family="paragraph" style:parent-style-name="Standard">
      <style:paragraph-properties style:line-height-at-least="0.503cm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12083" officeooo:paragraph-rsid="00212083"/>
    </style:style>
    <style:style style:name="P20" style:family="paragraph" style:parent-style-name="Standard">
      <style:paragraph-properties style:line-height-at-least="0.503cm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402f2" officeooo:paragraph-rsid="002402f2" fo:background-color="transparent"/>
    </style:style>
    <style:style style:name="P21" style:family="paragraph" style:parent-style-name="Standard">
      <style:paragraph-properties style:line-height-at-least="0.503cm"/>
      <style:text-properties style:use-window-font-color="true" loext:opacity="0%" style:font-name="Cascadia Code" fo:font-size="10.5pt" fo:font-weight="normal" officeooo:paragraph-rsid="002402f2" fo:background-color="transparent"/>
    </style:style>
    <style:style style:name="P22" style:family="paragraph" style:parent-style-name="Standard">
      <style:paragraph-properties style:line-height-at-least="0.503cm"/>
      <style:text-properties officeooo:paragraph-rsid="0025abdb"/>
    </style:style>
    <style:style style:name="P23" style:family="paragraph" style:parent-style-name="Standard">
      <style:paragraph-properties style:line-height-at-least="0.503cm"/>
      <style:text-properties fo:color="#000000" loext:opacity="100%" officeooo:paragraph-rsid="0025abdb"/>
    </style:style>
    <style:style style:name="P24" style:family="paragraph" style:parent-style-name="Standard">
      <style:paragraph-properties style:line-height-at-least="0.503cm"/>
      <style:text-properties fo:color="#000000" loext:opacity="100%" officeooo:rsid="0025abdb" officeooo:paragraph-rsid="0025abdb"/>
    </style:style>
    <style:style style:name="P25" style:family="paragraph" style:parent-style-name="Standard">
      <style:text-properties fo:color="#000000" loext:opacity="100%" officeooo:rsid="0025abdb" officeooo:paragraph-rsid="0025abdb"/>
    </style:style>
    <style:style style:name="P26" style:family="paragraph" style:parent-style-name="Standard">
      <style:text-properties fo:color="#000000" loext:opacity="100%"/>
    </style:style>
    <style:style style:name="T1" style:family="text">
      <style:text-properties style:text-underline-style="none"/>
    </style:style>
    <style:style style:name="T2" style:family="text">
      <style:text-properties officeooo:rsid="001f30dc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2083" fo:background-color="transparent" loext:char-shading-value="0" style:font-size-asian="13pt" style:font-size-complex="13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dashed #868b90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25abdb" fo:background-color="transparent" loext:char-shading-value="0"/>
    </style:style>
    <style:style style:name="T8" style:family="text">
      <style:text-properties fo:font-variant="normal" fo:text-transform="none" style:font-name="arial" fo:font-size="10.5pt" fo:letter-spacing="normal" fo:font-style="normal" fo:font-weight="normal"/>
    </style:style>
    <style:style style:name="T9" style:family="text">
      <style:text-properties fo:font-variant="normal" fo:text-transform="none" style:font-name="arial" fo:font-size="12pt" fo:letter-spacing="normal" fo:font-style="normal" style:text-underline-style="none" fo:font-weight="normal" officeooo:rsid="0025abdb" fo:background-color="transparent" loext:char-shading-value="0"/>
    </style:style>
    <style:style style:name="T10" style:family="text">
      <style:text-properties fo:font-variant="normal" fo:text-transform="none" style:font-name="arial" fo:font-size="12pt" fo:letter-spacing="normal" fo:font-style="normal" fo:font-weight="normal"/>
    </style:style>
    <style:style style:name="T11" style:family="text">
      <style:text-properties style:font-name="Cascadia Code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</text:p>
      <text:p text:style-name="P1"/>
      <text:p text:style-name="P1"/>
      <text:p text:style-name="P2"><text:span text:style-name="T1">El</text:span> DOM<text:span text:style-name="T2">(</text:span>Document Object Model<text:span text:style-name="T2">)</text:span> es <text:span text:style-name="T2">una interfaz de programacion para los documentos HTML</text:span></text:p>
      <text:p text:style-name="P3"/>
      <text:p text:style-name="P3"/>
      <text:p text:style-name="P4">querySelector: son los mismos selectores que en css</text:p>
      <text:p text:style-name="P4"/>
      <text:p text:style-name="P4">“.” punto para clases</text:p>
      <text:p text:style-name="P4">“#” para id</text:p>
      <text:p text:style-name="P4"/>
      <text:p text:style-name="P4">el querySelector selecciona nada mas el primer elemento que tenga esa clase como por ejemplo:</text:p>
      <text:p text:style-name="P5"/>
      <text:p text:style-name="P5">        <text:span text:style-name="T3">&lt;div class="container"&gt;</text:span></text:p>
      <text:p text:style-name="P6">            <text:span text:style-name="T3">&lt;p class="text-danger"&gt;lorem ipsum 1&lt;/p&gt;</text:span></text:p>
      <text:p text:style-name="P6">            <text:span text:style-name="T3">&lt;p class="text-danger"&gt;lorem ipsum 2&lt;/p&gt;</text:span></text:p>
      <text:p text:style-name="P6">            <text:span text:style-name="T3">&lt;p class="text-danger"&gt;lorem ipsum 3&lt;/p&gt;</text:span></text:p>
      <text:p text:style-name="P6">            <text:span text:style-name="T3">&lt;p class="text-danger"&gt;lorem ipsum 4&lt;/p&gt;</text:span></text:p>
      <text:p text:style-name="P6">        <text:span text:style-name="T3">&lt;/div&gt;</text:span></text:p>
      <text:p text:style-name="P6">        <text:span text:style-name="T3">&lt;p class="text-danger"&gt;lorem ipsum fuera del container&lt;/p&gt;</text:span></text:p>
      <text:p text:style-name="P7"/>
      <text:p text:style-name="P9">si yo pongo en js</text:p>
      <text:p text:style-name="P9">console.log(document.querySelector(‘.text-danger’)</text:p>
      <text:p text:style-name="P9">el resultado es el siguiente:</text:p>
      <text:p text:style-name="P8">&lt;p class="text-danger"&gt;lorem ipsum 1&lt;/p&gt;</text:p>
      <text:p text:style-name="P10"/>
      <text:p text:style-name="P11">pero si queremos seleccionar todos los elementos que tengan la clase text-danger tendremos que usar el:</text:p>
      <text:p text:style-name="P11"/>
      <text:p text:style-name="P11">querySelectorAll un ejemplo</text:p>
      <text:p text:style-name="P11"/>
      <text:p text:style-name="P11">console.log(document.querySelectorAll(‘.text-danger’))</text:p>
      <text:p text:style-name="P11"/>
      <text:p text:style-name="P11">y despues si solo queremos seleccionar los text-danger que estan dentro del container hacemos lo mismo que se haria en css ej:</text:p>
      <text:p text:style-name="P11"/>
      <text:p text:style-name="P11">console.log(document.querySelectorAll(‘.container &gt; .text-danger’);</text:p>
      <text:p text:style-name="P11"/>
      <text:p text:style-name="P11"/>
      <text:p text:style-name="P11"/>
      <text:p text:style-name="P16"><text:soft-page-break/>createElement() crea un elemento HTML especificado por su tagName;</text:p>
      <text:p text:style-name="P17"/>
      <text:p text:style-name="P16">El método appendChild() inserta un nuevo nodo dentro de la estructura DOM de un documento, </text:p>
      <text:p text:style-name="P16"/>
      <text:p text:style-name="P17">TIP:</text:p>
      <text:p text:style-name="P17">tratar de no usar mucho el innerHTML y el createElement, <text:s/>estos tienen reflow() </text:p>
      <text:p text:style-name="P17"/>
      <text:p text:style-name="P15"><text:span text:style-name="T5">documenFragment(): </text:span><text:span text:style-name="T4">son Nodos del </text:span><text:span text:style-name="T6">DOM</text:span><text:span text:style-name="T4"> que nunca forman parte del arbol DOM. </text:span></text:p>
      <text:p text:style-name="P18"/>
      <text:p text:style-name="P19">Document.createDocumentFragment()</text:p>
      <text:p text:style-name="P19"/>
      <text:p text:style-name="P19">ejemplo:</text:p>
      <text:p text:style-name="P19"/>
      <text:p text:style-name="P12">const ul = document.querySelector('.list');</text:p>
      <text:p text:style-name="P6"/>
      <text:p text:style-name="P12">const arrayPaises = ['Peru', "Bolivia", "Argentina"]</text:p>
      <text:p text:style-name="P6"/>
      <text:p text:style-name="P12">const fragment = document.createDocumentFragment()</text:p>
      <text:p text:style-name="P6"/>
      <text:p text:style-name="P12">arrayPaises.forEach(pais =&gt; {</text:p>
      <text:p text:style-name="P6">    <text:span text:style-name="T11">const li = document.createElement('li');</text:span></text:p>
      <text:p text:style-name="P6">    <text:span text:style-name="T11">li.textContent = pais;</text:span></text:p>
      <text:p text:style-name="P6">    <text:span text:style-name="T11">fragment.appendChild(li)</text:span></text:p>
      <text:p text:style-name="P12">})</text:p>
      <text:p text:style-name="P12">ul.appendChild(fragment)</text:p>
      <text:p text:style-name="P12"/>
      <text:p text:style-name="P13">se puede dar vuelta el orden de la lista de la siguiente manera : inserBefore</text:p>
      <text:p text:style-name="P13"/>
      <text:p text:style-name="P12">const ul = document.querySelector('.list');</text:p>
      <text:p text:style-name="P6"/>
      <text:p text:style-name="P12">const arrayPaises = ['Peru', "Bolivia", "Argentina"]</text:p>
      <text:p text:style-name="P6"/>
      <text:p text:style-name="P12">const fragment = document.createDocumentFragment()</text:p>
      <text:p text:style-name="P6"/>
      <text:p text:style-name="P12">arrayPaises.forEach(pais =&gt; {</text:p>
      <text:p text:style-name="P6">    <text:span text:style-name="T11">const newNode = document.createElement('li');</text:span></text:p>
      <text:p text:style-name="P6">    <text:span text:style-name="T11">newNode.textContent = pais;</text:span></text:p>
      <text:p text:style-name="P6">    <text:span text:style-name="T11">const referenceNode = fragment.firstChild;</text:span></text:p>
      <text:p text:style-name="P6"/>
      <text:p text:style-name="P6">    <text:span text:style-name="T11">fragment.insertBefore(newNode, referenceNode)</text:span></text:p>
      <text:p text:style-name="P12">})</text:p>
      <text:p text:style-name="P12">ul.appendChild(fragment)</text:p>
      <text:p text:style-name="P12"/>
      <text:p text:style-name="P12"/>
      <text:p text:style-name="P12"/>
      <text:p text:style-name="P14">Practica createElement:</text:p>
      <text:p text:style-name="P14"/>
      <text:p text:style-name="P12">const ul = document.querySelector('.list');</text:p>
      <text:p text:style-name="P6"/>
      <text:p text:style-name="P12">const arrayPaises = ['Peru', "Bolivia", "Argentina"]</text:p>
      <text:p text:style-name="P6"><text:soft-page-break/></text:p>
      <text:p text:style-name="P12">const fragment = document.createDocumentFragment()</text:p>
      <text:p text:style-name="P6"/>
      <text:p text:style-name="P12">arrayPaises.forEach(pais =&gt; {</text:p>
      <text:p text:style-name="P6">    <text:span text:style-name="T11">const li = document.createElement('li');</text:span></text:p>
      <text:p text:style-name="P6">    <text:span text:style-name="T11">li.className = "list";</text:span></text:p>
      <text:p text:style-name="P6"/>
      <text:p text:style-name="P6">    <text:span text:style-name="T11">const b = document.createElement('b');</text:span></text:p>
      <text:p text:style-name="P6">    <text:span text:style-name="T11">b.textContent = "Pais:"</text:span></text:p>
      <text:p text:style-name="P6"/>
      <text:p text:style-name="P6">    <text:span text:style-name="T11">const span = document.createElement('span');</text:span></text:p>
      <text:p text:style-name="P6">    <text:span text:style-name="T11">span.textContent=pais;</text:span></text:p>
      <text:p text:style-name="P6"/>
      <text:p text:style-name="P6">    <text:span text:style-name="T11">li.appendChild(b);</text:span></text:p>
      <text:p text:style-name="P6">    <text:span text:style-name="T11">li.appendChild(span);</text:span></text:p>
      <text:p text:style-name="P6">    <text:span text:style-name="T11">fragment.appendChild(li)</text:span></text:p>
      <text:p text:style-name="P12">})</text:p>
      <text:p text:style-name="P12">ul.appendChild(fragment)</text:p>
      <text:p text:style-name="P14"/>
      <text:p text:style-name="P20">clonar un template </text:p>
      <text:p text:style-name="P21">const templateClone = Template.content.cloneNode(true)</text:p>
      <text:p text:style-name="P22"><text:span text:style-name="T7"/></text:p>
      <text:p text:style-name="P22"><text:span text:style-name="T7"/></text:p>
      <text:p text:style-name="P22"><text:span text:style-name="T7">stopPropagation: evita la propagacion del burbujeo</text:span></text:p>
      <text:p text:style-name="P22"><text:span text:style-name="T7"/></text:p>
      <text:p text:style-name="P23"><text:span text:style-name="T8">El burbujeo de eventos es un tipo de propagación de eventos DOM en el que el evento se activa primero en el elemento de destino más interno y luego se activa sucesivamente en los ancestros del elemento de destino en la misma jerarquía de anidamiento hasta que alcanza el elemento DOM u objeto de documento más externo.</text:span> </text:p>
      <text:p text:style-name="P23"/>
      <text:p text:style-name="P24"><text:span text:style-name="T1">preventDefault</text:span>:<text:tab/></text:p>
      <text:p text:style-name="P24"><text:span text:style-name="T10">Llamar a preventDefault en cualquier momento durante la ejecución, cancela el evento, lo que significa que cualquier acción por defecto que deba producirse como resultado de este evento, no ocurrirá.</text:span> </text:p>
      <text:p text:style-name="P24"/>
      <text:p text:style-name="P24">DELEGACION DE EVENTOS: buscar</text:p>
      <text:p text:style-name="P24"/>
      <text:p text:style-name="P24"/>
      <text:p text:style-name="P26">const container = document.querySelector('.container');</text:p>
      <text:p text:style-name="P26"/>
      <text:p text:style-name="P26">const container = document.querySelector('.container');</text:p>
      <text:p text:style-name="P26"/>
      <text:p text:style-name="P26">container.addEventListener('click', e =&gt; {</text:p>
      <text:p text:style-name="P26">    console.log(e.target.id)</text:p>
      <text:p text:style-name="P26">  switch (e.target.id) {</text:p>
      <text:p text:style-name="P26">    case "padre": {</text:p>
      <text:p text:style-name="P26">        console.log('hola soy papa')</text:p>
      <text:p text:style-name="P26">        break;</text:p>
      <text:p text:style-name="P26">    }</text:p>
      <text:p text:style-name="P26">    case "hijo": {</text:p>
      <text:p text:style-name="P26">        console.log('hola soy tu hijo')</text:p>
      <text:p text:style-name="P26"><text:soft-page-break/>        break;</text:p>
      <text:p text:style-name="P26">    }</text:p>
      <text:p text:style-name="P26">    case "nieto": {</text:p>
      <text:p text:style-name="P26">        console.log('hola soy tu nieto');</text:p>
      <text:p text:style-name="P26">        break;</text:p>
      <text:p text:style-name="P26">    }</text:p>
      <text:p text:style-name="P26">  }</text:p>
      <text:p text:style-name="P26">})</text:p>
      <text:p text:style-name="P26"/>
      <text:p text:style-name="P25">eso muestra que pasa a medida de que clickeamos cada elemento, elemento padre hijo nieto etc, tambien se puede cambiar solo para que haga algo cuando clickeamos el elemento deseado</text:p>
      <text:p text:style-name="P25">que es con un if o un switch</text:p>
      <text:p text:style-name="P25"/>
      <text:p text:style-name="P25">propiedad matches: buscar</text:p>
      <text:p text:style-name="P25"/>
      <text:p text:style-name="P25">e.target.matches: es un selector</text:p>
      <text:p text:style-name="P25">e.target.matches(‘.border-secondary”) devuelve un buleano true or false se puede interpretar como true si estas interactuando con ese elemento con esa clase o false si no estas interactuando con ese elemento con esa clase</text:p>
      <text:p text:style-name="P26"/>
      <text:p text:style-name="P25">dataset: buscar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Cascadia Code" svg:font-family="'Cascadia Code', Consolas, 'Courier New', monospace"/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2T15:16:06.926000000</dc:date>
    <meta:editing-duration>PT8H38M27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97" meta:word-count="527" meta:character-count="4341" meta:non-whitespace-character-count="3687"/>
  </office:meta>
</office:document-meta>
</file>